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181in"/>
    </style:style>
    <style:style style:name="co3" style:family="table-column">
      <style:table-column-properties fo:break-before="auto" style:column-width="7.3866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smel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P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rg.apache.xerces.dom.events.MouseEventImpl - Linha: 86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P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rg.apache.xerces.impl.dv.xs.AbstractDateTimeDV - Linha: 938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P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rg.apache.xerces.impl.xs.SchemaGrammar - Linha: 1185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P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org.apache.xerces.impl.xs.XSComplexTypeDecl - Linha: 106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rg.apache.xml.serialize.XMLSerializer</text:p>
            <text:p>- startElement(String tagName, AttributeList attrs) : void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rg.apache.xml.serialize.HTMLSerializer</text:p>
            <text:p>- startElement(String tagName, AttributeList attrs) : void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rg.apache.xml.serialize.XMLSerializer</text:p>
            <text:p>- startDocument(String rootTagName) : void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org.apache.xml.serialize.HTMLSerializer</text:p>
            <text:p>- startElement(String namespaceURI, String localName, String rawName, Attributes attrs) : void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rg.apache.xerces.impl.xs.opti.SchemaDOM</text:p>
            <text:p>- processElement(QName element, XMLAttributes attributes, ElementImpl node) : void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org.apache.xerces.impl.XML11EntityScanner</text:p>
            <text:p>- scanName() : String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org.apache.xml.serialize.BaseMarkupSerializer</text:p>
            <text:p>- content() : ElementState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rg.apache.xerces.dom.CoreDocumentImpl</text:p>
            <text:p>- getNodeListCache(ParentNode owner) : NodeListCache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org.apache.xerces.impl.dv.xs.YearDV</text:p>
            <text:p>- parse(String str) : DateTimeData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org.apache.xml.serialize.XMLSerializer</text:p>
            <text:p>- endElementIO(String namespaceURI, String localName, String rawName) : void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org.apache.xml.serialize.XMLSerializer</text:p>
            <text:p>- startElement(String namespaceURI, String localName, String rawName, Attributes attrs) : void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org.apache.xerces.impl.dtd.DTDGrammar</text:p>
            <text:p>- getElementDecl(int elementDeclIndex, XMLElementDecl elementDecl) : boolean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org.apache.xerces.impl.dv.xs.DurationDV</text:p>
            <text:p>- parse(String str, int durationType) : DateTimeData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FE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org.apache.xerces.dom.DOMNormalizer</text:p>
            <text:p>- reportDOMError(DOMErrorHandler errorHandler, DOMErrorImpl error, DOMLocatorImpl locator, String message, short severity, String type) : void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org.apache.xerces.impl.dv.xs.DurationDV</text:p>
            <text:p>- getDuration(DateTimeData date) : Duration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org.apache.xerces.impl.XMLEntityScanner</text:p>
            <text:p>- skipSpaces() : boolean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E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org.apache.xerces.impl.XML11EntityScanner</text:p>
            <text:p>- scanContent(XMLString content) : int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org.apache.xerces.impl.XML11EntityScanner</text:p>
            <text:p>- scanData(String delimiter, XMLStringBuffer buffer) : boolean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org.apache.xerces.impl.XMLEntityScanner</text:p>
            <text:p>- skipChar(int c) : boolean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E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org.apache.xerces.jaxp.JAXPValidatorComponent$2</text:p>
            <text:p>- resolveResource(String type, String ns, String publicId, String systemId, String baseUri) : LSInput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rg.apache.xerces.dom.AttrImpl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rg.apache.xml.serialize.BaseMarkupSerializer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rg.apache.xerces.dom.CoreDocumentImpl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C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org.apache.xerces.dom.DOMNormalizer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C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rg.apache.xml.serialize.DOMSerializerImpl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C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org.apache.xml.serialize.HTMLSerializer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C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org.apache.xml.serialize.XML11Serializer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C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rg.apache.xml.serialize.XMLSerializer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C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org.apache.xerces.impl.xs.SchemaGrammar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C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org.apache.xerces.impl.XML11EntityScanner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C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org.apache.xerces.impl.xs.XMLSchemaValidator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C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org.apache.xerces.impl.xs.XSAttributeGroupDecl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C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org.apache.xerces.impl.xs.XSConstraints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C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org.apache.xerces.impl.xs.traversers.XSDAttributeTraverser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C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org.apache.xerces.impl.xs.traversers.XSDComplexTypeTraverser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C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org.apache.xerces.impl.xs.traversers.XSDElementTraverser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C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org.apache.xerces.impl.xs.traversers.XSDHandler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C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org.apache.xerces.impl.xs.traversers.XSDSimpleTypeTraverser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C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org.apache.xerces.impl.xs.XSModelImpl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C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org.apache.xerces.impl.dv.xs.XSSimpleTypeDecl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rg.apache.xerces.dom.CoreDOMImplementationImpl - Linha: 448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rg.apache.xerces.dom.CoreDocumentImpl - Linha: 979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M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rg.apache.xerces.dom.DOMNormalizer - Linha: 174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M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org.apache.xerces.dom.TextImpl - Linha: 476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M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rg.apache.xerces.impl.XML11EntityScanner - Linha: 776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M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org.apache.xerces.impl.XMLDTDScannerImpl - Linha: 1696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M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org.apache.xerces.impl.XMLDocumentFragmentScannerImpl - Linha: 756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M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rg.apache.xerces.impl.XMLEntityScanner - Linha: 1738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M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org.apache.xerces.impl.XMLScanner - Linha: 355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M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org.apache.xerces.impl.dv.util.Base64 - Linha: 198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M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org.apache.xerces.impl.dv.xs.AnyURIDV - Linha: 104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M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org.apache.xerces.impl.dv.xs.XSSimpleTypeDecl - Linha: 1633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M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org.apache.xerces.impl.xpath.regex.REUtil - Linha: 137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M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org.apache.xerces.impl.xs.XMLSchemaLoader - Linha: 291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M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org.apache.xerces.impl.xs.traversers.XSDAbstractTraverser - Linha: 599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M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org.apache.xerces.impl.xs.traversers.XSDHandler - Linha: 486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M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org.apache.xerces.jaxp.datatype.XMLGregorianCalendarImpl - Linha: 1940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M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org.apache.xerces.jaxp.datatype.XMLGregorianCalendarImpl - Linha: 2090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M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org.apache.xerces.parsers.AbstractSAXParser - Linha: 1838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M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org.apache.xml.serialize.XMLSerializer - Linha: 1330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P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rg.apache.xerces.dom.events.MouseEventImpl - Linha: 86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P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rg.apache.xerces.impl.dv.xs.AbstractDateTimeDV - Linha: 938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P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rg.apache.xerces.impl.xs.SchemaGrammar - Linha: 1185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P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org.apache.xerces.impl.xs.XSComplexTypeDecl - Linha: 106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rg.apache.xerces.impl.XMLEntityScanner</text:p>
            <text:p>- scanContent(XMLString content) : int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rg.apache.xerces.impl.XMLVersionDetector</text:p>
            <text:p>- fixupCurrentEntity(XMLEntityManager manager, char scannedChars, int length) : void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rg.apache.xerces.impl.dv.xs.DayDV</text:p>
            <text:p>- parse(String str) : DateTimeData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org.apache.xerces.impl.XML11EntityScanner</text:p>
            <text:p>- scanData(String delimiter, XMLStringBuffer buffer) : boolean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rg.apache.xerces.dom.DocumentImpl</text:p>
            <text:p>- dispatchEvent(NodeImpl node, Event event) : boolean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org.apache.xerces.impl.XML11EntityScanner</text:p>
            <text:p>- scanContent(XMLString content) : int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org.apache.xml.serialize.XMLSerializer</text:p>
            <text:p>- startElement(String namespaceURI, String localName, String rawName, Attributes attrs) : void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rg.apache.xerces.impl.XML11EntityScanner</text:p>
            <text:p>- scanQName(QName qname) : boolean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org.apache.xerces.impl.dv.xs.MonthDV</text:p>
            <text:p>- parse(String str) : DateTimeData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org.apache.xerces.impl.XMLEntityScanner</text:p>
            <text:p>- scanChar() : int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org.apache.xml.serialize.HTMLSerializer</text:p>
            <text:p>- startElement(String namespaceURI, String localName, String rawName, Attributes attrs) : void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org.apache.xml.serialize.XMLSerializer</text:p>
            <text:p>- serializeElement(Element elem) : void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org.apache.xerces.parsers.AbstractSAXParser</text:p>
            <text:p>- parse(InputSource inputSource) : void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E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org.apache.xerces.impl.XMLEntityScanner</text:p>
            <text:p>- skipSpaces() : boolean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org.apache.xerces.impl.xs.traversers.XSDComplexTypeTraverser</text:p>
            <text:p>- getErrorContent() : XSParticleDecl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org.apache.xerces.dom.CoreDocumentImpl</text:p>
            <text:p>- getNodeListCache(ParentNode owner) : NodeListCache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E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org.apache.xml.serialize.HTMLSerializer</text:p>
            <text:p>- serializeElement(Element elem) : void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org.apache.xerces.impl.dv.xs.DurationDV</text:p>
            <text:p>- getDuration(DateTimeData date) : Duration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org.apache.xerces.impl.dv.xs.DateDV</text:p>
            <text:p>- getXMLGregorianCalendar(DateTimeData date) : XMLGregorianCalendar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E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org.apache.xerces.jaxp.JAXPValidatorComponent$2</text:p>
            <text:p>- resolveResource(String type, String ns, String publicId, String systemId, String baseUri) : LSInput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rg.apache.xerces.dom.AttrImpl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rg.apache.xerces.dom.DOMNormalizer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rg.apache.xerces.dom.DocumentImpl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C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org.apache.xerces.impl.XMLDTDScannerImpl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C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rg.apache.xerces.impl.dtd.XMLDTDProcessor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C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org.apache.xerces.impl.dtd.XMLDTDValidator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C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org.apache.xerces.impl.dv.xs.XSSimpleTypeDecl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C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rg.apache.xerces.impl.xs.SchemaGrammar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C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org.apache.xerces.impl.xs.SubstitutionGroupHandler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C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org.apache.xerces.impl.xs.XMLSchemaLoader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C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org.apache.xerces.impl.xs.XSAttributeGroupDecl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C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org.apache.xerces.impl.xs.XSConstraints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C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org.apache.xerces.impl.xs.XSModelImpl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C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org.apache.xerces.impl.xs.traversers.XSDHandler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C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org.apache.xerces.impl.xs.traversers.XSDSimpleTypeTraverser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C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org.apache.xerces.xinclude.XIncludeHandler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C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org.apache.xml.serialize.BaseMarkupSerializer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C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org.apache.xml.serialize.DOMSerializerImpl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C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org.apache.xml.serialize.HTMLSerializer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C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org.apache.xml.serialize.XML11Serializer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rg.apache.xerces.impl.XML11EntityScanner - Linha: 405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rg.apache.xerces.impl.XMLDTDScannerImpl - Linha: 1096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M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rg.apache.xerces.impl.XMLDTDScannerImpl - Linha: 1389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M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org.apache.xerces.impl.XMLEntityManager - Linha: 1597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M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rg.apache.xerces.impl.XMLEntityScanner - Linha: 667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M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org.apache.xerces.impl.XMLNamespaceBinder - Linha: 666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M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org.apache.xerces.impl.dtd.XMLNSDTDValidator - Linha: 67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M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rg.apache.xerces.impl.xpath.regex.RegexParser - Linha: 867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M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org.apache.xerces.impl.xs.XMLSchemaValidator - Linha: 2335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M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org.apache.xerces.impl.xs.XSAttributeGroupDecl - Linha: 169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M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org.apache.xerces.impl.xs.XSConstraints - Linha: 353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M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org.apache.xerces.impl.xs.XSWildcardDecl - Linha: 183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M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org.apache.xerces.impl.xs.XSWildcardDecl - Linha: 297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M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org.apache.xerces.impl.xs.traversers.XSDHandler - Linha: 3777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M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org.apache.xerces.impl.xs.traversers.XSDHandler - Linha: 758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M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org.apache.xerces.jaxp.validation.ValidatorHandlerImpl - Linha: 683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M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org.apache.xerces.parsers.AbstractDOMParser - Linha: 1511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M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org.apache.xerces.parsers.ObjectFactory - Linha: 122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M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org.apache.xerces.xinclude.XIncludeHandler - Linha: 1988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M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org.apache.xerces.xpointer.XPointerHandler - Linha: 133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P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rg.apache.xerces.jaxp.datatype.DatatypeFactoryImpl - Linha: 371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P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rg.apache.xerces.dom.events.MouseEventImpl - Linha: 86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P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rg.apache.xerces.dom.events.MutationEventImpl - Linha: 102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P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org.apache.xerces.impl.dtd.XMLEntityDecl - Linha: 89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P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rg.apache.xerces.impl.dv.xs.XSSimpleTypeDecl - Linha: 321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P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org.apache.xerces.impl.xs.opti.DefaultXMLDocumentHandler - Linha: 537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P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org.apache.xerces.impl.xs.SchemaGrammar - Linha: 1185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PL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rg.apache.xerces.impl.xs.XSComplexTypeDecl - Linha: 106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PL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org.apache.xerces.impl.xs.XSConstraints - Linha: 1215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P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org.apache.xerces.impl.xs.XSConstraints - Linha: 1295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PL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org.apache.xerces.impl.xs.XSConstraints - Linha: 1347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PL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org.apache.xerces.jaxp.datatype.XMLGregorianCalendarImpl - Linha: 531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PL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org.apache.xerces.jaxp.datatype.XMLGregorianCalendarImpl - Linha: 604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P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org.apache.xerces.jaxp.datatype.XMLGregorianCalendarImpl - Linha: 756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PL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org.apache.xerces.jaxp.datatype.XMLGregorianCalendarImpl - Linha: 834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P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org.apache.xerces.parsers.AbstractSAXParser - Linha: 912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P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org.apache.xerces.parsers.AbstractXMLDocumentParser - Linha: 505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P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org.apache.xerces.parsers.DOMParserImpl - Linha: 1288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P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org.apache.xerces.parsers.DTDParser - Linha: 218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P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org.apache.xerces.xinclude.XIncludeHandler - Linha: 1169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rg.apache.xml.serialize.BaseMarkupSerializer - Linha: 1257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rg.apache.xerces.impl.dv.xs.MonthDayDV - Linha: 85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rg.apache.xml.serialize.HTMLSerializer - Linha: 373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org.apache.xerces.impl.XML11EntityScanner - Linha: 64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rg.apache.xml.serialize.XMLSerializer - Linha: 61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org.apache.xml.serialize.HTMLSerializer - Linha: 107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org.apache.xerces.impl.XML11EntityScanner - Linha: 64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rg.apache.xerces.impl.dv.xs.TimeDV - Linha: 1064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org.apache.xerces.impl.xs.XSConstraints - Linha: 251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org.apache.xerces.impl.XML11EntityScanner - Linha: 140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org.apache.xerces.impl.dv.xs.MonthDV - Linha: 1266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org.apache.xerces.impl.dv.xs.DurationDV - Linha: 980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org.apache.xml.serialize.DOMSerializerImpl - Linha: 332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org.apache.xerces.impl.dv.xs.DateDV - Linha: 425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org.apache.xerces.impl.dv.xs.TimeDV - Linha: 999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org.apache.xml.serialize.XMLSerializer - Linha: 623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org.apache.xerces.impl.xs.models.CMBuilder - Linha: 696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org.apache.xerces.impl.XMLEntityScanner - Linha: 193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org.apache.xerces.impl.xs.models.CMBuilder - Linha: 636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org.apache.xerces.impl.XML11EntityScanner - Linha: 549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rg.apache.xerces.impl.xs.SchemaDOM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rg.apache.xml.serialize.XML11Serializer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rg.apache.xerces.impl.dv.xs.XSSimpleTypeDecl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C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org.apache.xerces.impl.xs.traversers.XSDAbstractTraverser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C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rg.apache.xerces.impl.xs.XMLSchemaValidator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C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org.apache.xml.serialize.HTMLSerializer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C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org.apache.xerces.impl.XML11EntityScanner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C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rg.apache.xerces.impl.xs.SchemaGrammar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C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org.apache.xerces.impl.xs.XSConstraints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C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org.apache.xerces.impl.xs.traversers.XSDHandler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C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org.apache.xerces.impl.xs.traversers.XSDElementTraverser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C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org.apache.xerces.xinclude.XIncludeHandler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C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org.apache.xerces.dom.DocumentImpl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C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org.apache.xerces.xinclude.XIncludeTextReader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C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org.apache.xerces.impl.xs.XSModelImpl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C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org.apache.xerces.impl.xs.traversers.XSDAttributeTraverser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C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org.apache.xerces.impl.XMLDTDScannerImpl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C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org.apache.xerces.impl.dtd.DTDGrammar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C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org.apache.xerces.impl.xs.XSAttributeGroupDecl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C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org.apache.xerces.impl.xs.traversers.XSDComplexTypeTraverser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rg.apache.xerces.impl.XMLDocumentScannerImpl - Linha: 744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rg.apache.xerces.impl.xs.traversers.XSDAbstractParticleTraverser - Linha: 57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M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rg.apache.xml.serialize.XML11Serializer - Linha: 481: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M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org.apache.xerces.xinclude.XIncludeTextReader - Linha: 379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M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rg.apache.xerces.impl.xs.traversers.XSDAbstractParticleTraverser - Linha: 193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M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org.apache.xerces.impl.dv.util.Base64 - Linha: 107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M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org.apache.xerces.parsers.XML11NonValidatingConfiguration - Linha: 621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M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rg.apache.xerces.impl.xs.SchemaNamespaceSupport - Linha: 185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M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org.apache.xerces.dom.ObjectFactory - Linha: 362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M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org.apache.xerces.util.URI - Linha: 1213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M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org.apache.xerces.parsers.AbstractDOMParser - Linha: 1689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M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org.apache.xerces.jaxp.SAXParserFactoryImpl - Linha: 109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M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org.apache.xerces.jaxp.datatype.DurationImpl - Linha: 351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M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org.apache.xerces.dom.RangeImpl - Linha: 309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M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org.apache.xerces.dom.DOMConfigurationImpl - Linha: 1052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M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org.apache.xerces.jaxp.datatype.DurationImpl - Linha: 882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M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org.apache.xerces.impl.xpath.regex.Token - Linha: 255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M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org.apache.xerces.impl.xs.FilePathToURI - Linha: 62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M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org.apache.xerces.dom.CoreDocumentImpl - Linha: 1087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M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org.apache.xerces.impl.xs.traversers.XSDHandler - Linha: 2725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P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rg.apache.xerces.impl.xs.XSConstraints - Linha: 1215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P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rg.apache.xerces.dom.events.MouseEventImpl - Linha: 86:17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P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rg.apache.xerces.dom.events.MutationEventImpl - Linha: 102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P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org.apache.xerces.impl.dv.xs.AbstractDateTimeDV - Linha: 938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P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rg.apache.xerces.impl.dv.xs.XSSimpleTypeDecl - Linha: 321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P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org.apache.xerces.impl.XMLEntityManager - Linha: 2687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P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org.apache.xerces.impl.xs.XSAttributeDecl - Linha: 72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PL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rg.apache.xerces.impl.xs.XSComplexTypeDecl - Linha: 106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PL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org.apache.xerces.impl.xs.XSConstraints - Linha: 1248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P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org.apache.xerces.impl.xs.XSConstraints - Linha: 1347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PL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org.apache.xerces.impl.xs.XSConstraints - Linha: 1389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PL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org.apache.xerces.jaxp.datatype.DatatypeFactoryImpl - Linha: 326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PL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org.apache.xerces.jaxp.datatype.XMLGregorianCalendarImpl - Linha: 531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P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org.apache.xerces.jaxp.datatype.XMLGregorianCalendarImpl - Linha: 604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PL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org.apache.xerces.jaxp.UnparsedEntityHandler - Linha: 133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P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org.apache.xerces.parsers.AbstractSAXParser - Linha: 912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P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org.apache.xerces.parsers.AbstractXMLDocumentParser - Linha: 505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P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org.apache.xerces.parsers.DTDParser - Linha: 218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P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org.apache.xerces.xinclude.XIncludeHandler - Linha: 1169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P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org.apache.xerces.xni.XMLDTDHandler - Linha: 236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rg.apache.xerces.impl.XMLEntityScanner</text:p>
            <text:p>- skipChar(int c) : boolean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rg.apache.xerces.impl.XML11EntityScanner</text:p>
            <text:p>- scanContent(XMLString content) : int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rg.apache.xerces.impl.XML11EntityScanner</text:p>
            <text:p>- skipString(String s) : boolean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org.apache.xml.serialize.XMLSerializer</text:p>
            <text:p>- startElement(String namespaceURI, String localName, String rawName, Attributes attrs) : void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rg.apache.xerces.impl.xs.Schema4Annotations</text:p>
            <text:p>- createAnyLaxWildcardParticle() : XSParticleDecl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org.apache.xerces.impl.XML11EntityScanner</text:p>
            <text:p>- skipChar(int c) : boolean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org.apache.xerces.parsers.DOMParser</text:p>
            <text:p>- parse(InputSource inputSource) : void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rg.apache.xerces.impl.dv.xs.DurationDV</text:p>
            <text:p>- getDuration(DateTimeData date) : Duration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org.apache.xerces.jaxp.JAXPValidatorComponent$2</text:p>
            <text:p>- resolveResource(String type, String ns, String publicId, String systemId, String baseUri) : LSInput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org.apache.xerces.impl.XMLVersionDetector</text:p>
            <text:p>- fixupCurrentEntity(XMLEntityManager manager, char scannedChars, int length) : void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org.apache.xerces.impl.XMLEntityScanner</text:p>
            <text:p>- skipSpaces() : boolean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org.apache.xerces.impl.XML11EntityScanner</text:p>
            <text:p>- scanName() : String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org.apache.xerces.impl.XML11EntityScanner</text:p>
            <text:p>- scanLiteral(int quote, XMLString content) : int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E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org.apache.xerces.impl.XMLEntityScanner</text:p>
            <text:p>- scanContent(XMLString content) : int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org.apache.xerces.impl.XMLEntityScanner</text:p>
            <text:p>- scanData(String delimiter, XMLStringBuffer buffer) : boolean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org.apache.xerces.impl.XML11EntityScanner</text:p>
            <text:p>- scanNCName() : String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E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org.apache.xerces.impl.dv.xs.DurationDV</text:p>
            <text:p>- dateToString(DateTimeData date) : String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org.apache.xerces.impl.xs.XSConstraints</text:p>
            <text:p>- getNonUnaryGroup(XSParticleDecl p) : XSParticleDecl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org.apache.xerces.impl.xs.opti.SchemaDOM</text:p>
            <text:p>- processElement(QName element, XMLAttributes attributes, ElementImpl node) : void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E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org.apache.xml.serialize.HTMLSerializer</text:p>
            <text:p>- startElement(String tagName, AttributeList attrs) : void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rg.apache.xerces.impl.xs.XSAttributeGroupDecl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rg.apache.xerces.dom.DOMNormalizer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rg.apache.xerces.impl.dtd.XMLDTDProcessor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C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org.apache.xerces.impl.dtd.XMLDTDValidator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C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rg.apache.xerces.impl.dv.xs.XSSimpleTypeDecl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C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org.apache.xerces.impl.XML11EntityScanner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C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org.apache.xerces.impl.XMLDTDScannerImpl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C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rg.apache.xerces.impl.xs.models.XSDFACM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C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org.apache.xerces.impl.xs.SubstitutionGroupHandler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C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org.apache.xerces.impl.xs.traversers.XSAttributeChecker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C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org.apache.xerces.impl.xs.traversers.XSDAbstractTraverser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C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org.apache.xerces.impl.xs.traversers.XSDAttributeTraverser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C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org.apache.xerces.impl.xs.traversers.XSDElementTraverser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C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org.apache.xerces.impl.xs.traversers.XSDHandler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C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org.apache.xerces.impl.xs.traversers.XSDSimpleTypeTraverser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C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org.apache.xerces.impl.xs.XMLSchemaValidator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C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org.apache.xerces.impl.xs.XSModelImpl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C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org.apache.xml.serialize.BaseMarkupSerializer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C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org.apache.xml.serialize.DOMSerializerImpl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C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org.apache.xml.serialize.XMLSerializer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rg.apache.xerces.impl.XML11EntityScanner - Linha: 917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rg.apache.xerces.dom.DOMConfigurationImpl - Linha: 284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M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rg.apache.xerces.dom.ParentNode - Linha: 291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M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org.apache.xerces.impl.dtd.DTDGrammar - Linha: 1469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M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rg.apache.xerces.impl.dtd.XML11NSDTDValidator - Linha: 66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M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org.apache.xerces.impl.dtd.XMLDTDProcessor - Linha: 852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M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org.apache.xerces.impl.dtd.XMLDTDValidator - Linha: 1389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M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rg.apache.xerces.impl.dtd.XMLDTDValidator - Linha: 417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M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org.apache.xerces.impl.XMLNSDocumentScannerImpl - Linha: 494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M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org.apache.xerces.impl.xpath.regex.RegularExpression - Linha: 1563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M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org.apache.xerces.impl.xpath.XPath - Linha: 1027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M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org.apache.xerces.impl.xs.traversers.XSDHandler - Linha: 2172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M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org.apache.xerces.impl.xs.traversers.XSDHandler - Linha: 3471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M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org.apache.xerces.impl.xs.traversers.XSDHandler - Linha: 486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M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org.apache.xerces.jaxp.datatype.XMLGregorianCalendarImpl - Linha: 2090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M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org.apache.xerces.parsers.AbstractDOMParser - Linha: 1511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M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org.apache.xerces.parsers.AbstractDOMParser - Linha: 925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M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org.apache.xerces.parsers.ObjectFactory - Linha: 122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M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org.apache.xerces.parsers.XML11Configuration - Linha: 463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M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org.apache.xerces.xinclude.XIncludeHandler - Linha: 386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P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rg.apache.xerces.jaxp.UnparsedEntityHandler - Linha: 133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P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rg.apache.xerces.dom.events.MouseEventImpl - Linha: 86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P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rg.apache.xerces.dom.events.MutationEventImpl - Linha: 102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P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org.apache.xerces.impl.dtd.XMLEntityDecl - Linha: 89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P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rg.apache.xerces.impl.dtd.XMLSimpleType - Linha: 113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P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org.apache.xerces.impl.dv.xs.AbstractDateTimeDV - Linha: 938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P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org.apache.xerces.impl.XMLEntityManager - Linha: 2687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PL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rg.apache.xerces.impl.xs.opti.DefaultXMLDocumentHandler - Linha: 537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PL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org.apache.xerces.impl.xs.XSComplexTypeDecl - Linha: 106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P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org.apache.xerces.impl.xs.XSConstraints - Linha: 1248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PL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org.apache.xerces.impl.xs.XSConstraints - Linha: 1295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PL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org.apache.xerces.impl.xs.XSConstraints - Linha: 1389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PL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org.apache.xerces.jaxp.datatype.DatatypeFactoryImpl - Linha: 371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P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org.apache.xerces.jaxp.datatype.XMLGregorianCalendarImpl - Linha: 531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PL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org.apache.xerces.jaxp.datatype.XMLGregorianCalendarImpl - Linha: 756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P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org.apache.xerces.parsers.AbstractSAXParser - Linha: 912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P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org.apache.xerces.parsers.DOMParserImpl - Linha: 1288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P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org.apache.xerces.parsers.DTDParser - Linha: 218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P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org.apache.xerces.xinclude.XIncludeHandler - Linha: 1169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P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org.apache.xerces.xni.XMLDTDHandler - Linha: 236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rg.apache.xerces.dom.DocumentImpl - Linha: 1017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rg.apache.xerces.dom.DOMNormalizer - Linha 680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rg.apache.html.dom.HTMLCollectionImpl - Linha 278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rg.apache.xerces.dom.DOMNormalizer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rg.apache.xerces.dom.TreeWalkerImpl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rg.apache.xerces.dom.DOMConfigurationImpl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C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org.apache.xerces.dom.ASModelImpl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C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rg.apache.xerces.dom.NamedNodeMapImpl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C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org.apache.xerces.dom.RangeImpl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C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org.apache.html.dom.HTMLCollectionImpl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C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rg.apache.xerces.dom.DocumentImpl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C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org.apache.xerces.dom.NodeImpl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C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org.apache.xerces.dom.TextImpl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C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org.apache.xerces.dom.ParentNode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rg.apache.xml.serialize.ObjectFactory - Linha: 122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rg.apache.xerces.dom.DOMConfigurationImpl - Linha: 644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M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rg.apache.xerces.dom.DOMConfigurationImpl - Linha: 866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M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org.apache.xerces.dom.DOMNormalizer - Linha: 1070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M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rg.apache.xerces.impl.dtd.XMLDTDValidator - Linha: 1550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M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org.apache.xerces.impl.XMLDTDScannerImpl - Linha: 1219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M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org.apache.xerces.impl.XMLScanner - Linha: 1252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M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rg.apache.xerces.impl.xpath.regex.RangeToken - Linha: 322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M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org.apache.xerces.impl.xs.traversers.XSAttributeChecker - Linha: 974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M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org.apache.xerces.impl.xs.traversers.XSDComplexTypeTraverser - Linha: 226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M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org.apache.xerces.impl.xs.traversers.XSDComplexTypeTraverser - Linha: 353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M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org.apache.xerces.impl.xs.traversers.XSDHandler - Linha: 3777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M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org.apache.xerces.impl.xs.XMLSchemaValidator - Linha: 1342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M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org.apache.xerces.jaxp.validation.StAXValidatorHelper - Linha: 475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M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org.apache.xerces.jaxp.validation.ValidatorHandlerImpl - Linha: 683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M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org.apache.xerces.jaxp.validation.XMLSchemaFactory - Linha: 174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M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org.apache.xerces.util.URI - Linha: 608</text:p>
          </table:table-cell>
          <table:table-cell table:style-name="ce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M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org.apache.xerces.xinclude.ObjectFactory - Linha: 122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M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org.apache.xml.serialize.HTMLSerializer - Linha: 193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M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org.apache.xml.serialize.XMLSerializer - Linha: 217</text:p>
          </table:table-cell>
          <table:table-cell table:style-name="ce1" office:value-type="string" calcext:value-type="string">
            <text:p>X</text:p>
          </table:table-cell>
          <table:table-cell table:style-name="ce2"/>
        </table:table-row>
        <table:table-row table:style-name="ro4" table:number-rows-repeated="1048232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2T09:11:20.650029428</meta:creation-date>
    <dc:date>2014-07-12T09:31:28.169874309</dc:date>
    <meta:editing-duration>PT4M7S</meta:editing-duration>
    <meta:editing-cycles>1</meta:editing-cycles>
    <meta:document-statistic meta:table-count="1" meta:cell-count="1716" meta:object-count="0"/>
    <meta:generator>LibreOffice/4.1.3.2$Linux_X86_64 LibreOffice_project/410m0$Build-2</meta:generator>
  </office:meta>
</office:document-meta>
</file>